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  <style:font-face style:name="UmePlus P Gothic" svg:font-family="'UmePlus P Gothi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</style:style>
    <style:style style:name="gr2" style:family="graphic" style:parent-style-name="塗りつぶしなし線なしオブジェクト">
      <style:graphic-properties draw:textarea-vertical-align="middle" draw:ole-draw-aspect="1"/>
    </style:style>
    <style:style style:name="P1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(t)</text:span></text:p>
          </draw:text-box>
        </draw:frame>
        <draw:frame draw:style-name="gr1" draw:text-style-name="P1" draw:layer="layout" svg:width="1cm" svg:height="1.65cm" svg:x="15.2cm" svg:y="4.5cm">
          <draw:text-box>
            <text:p><text:span text:style-name="T1">t</text:span></text:p>
          </draw:text-box>
        </draw:frame>
        <draw:frame draw:style-name="gr2" draw:text-style-name="P2" draw:layer="layout" svg:width="14.955cm" svg:height="8.412cm" svg:x="0.4cm" svg:y="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  <style:font-face style:name="UmePlus P Gothic" svg:font-family="'UmePlus P Gothi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9-07-08T19:28:32.283287386</dc:date>
    <meta:editing-duration>PT3M54S</meta:editing-duration>
    <meta:editing-cycles>21</meta:editing-cycles>
    <meta:generator>LibreOffice/6.0.7.3$Linux_X86_64 LibreOffice_project/00m0$Build-3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4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4" chart:maximum="4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4.956cm" svg:height="8.413cm" xlink:href="." xlink:type="simple" chart:class="chart:scatter" chart:style-name="ch1">
        <chart:plot-area chart:style-name="ch2" chart:data-source-has-labels="both" svg:x="0.299cm" svg:y="0.168cm" svg:width="14.358cm" svg:height="8.077cm">
          <chartooo:coordinate-region svg:x="0.841cm" svg:y="0.367cm" svg:width="13.722cm" svg:height="7.679cm"/>
          <chart:axis chart:dimension="x" chart:name="primary-x" chart:style-name="ch3" chartooo:axis-type="auto">
            <chart:categories table:cell-range-address="local-table.$A$2:.$A$20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202" chart:label-cell-address="local-table.$C$1" chart:class="chart:scatter">
            <chart:domain table:cell-range-address="local-table.$B$2:.$B$202"/>
            <chart:data-point chart:repeated="2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.83697019872103E-016">
                <text:p>1.83697019872103E-01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-0.562143943757174">
                <text:p>-0.5621439437571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-1.10437365805403">
                <text:p>-1.104373658054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-1.60748038493699">
                <text:p>-1.607480384936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-2.05364131778607">
                <text:p>-2.053641317786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-2.42705098312484">
                <text:p>-2.427050983124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-2.71448115739806">
                <text:p>-2.714481157398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-2.90574948338589">
                <text:p>-2.905749483385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-2.99408018528481">
                <text:p>-2.9940801852848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-2.97634410394343">
                <text:p>-2.976344103943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-2.85316954888546">
                <text:p>-2.853169548885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-2.62892004013159">
                <text:p>-2.6289200401315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-2.31153972832737">
                <text:p>-2.311539728327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-1.91227196924607">
                <text:p>-1.912271969246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-1.44526102230515">
                <text:p>-1.445261022305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-0.927050983124843">
                <text:p>-0.92705098312484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-0.375999700692911">
                <text:p>-0.37599970069291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0.188371558587938">
                <text:p>0.18837155858793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0.746069661494565">
                <text:p>0.74606966149456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1.27733787469522">
                <text:p>1.2773378746952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1.76335575687742">
                <text:p>1.7633557568774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2.18690588226423">
                <text:p>2.1869058822642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2.53298377650604">
                <text:p>2.5329837765060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2.78932945766475">
                <text:p>2.789329457664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2.94686175218607">
                <text:p>2.9468617521860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2.94686175218607">
                <text:p>2.9468617521860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2.78932945766475">
                <text:p>2.789329457664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2.53298377650604">
                <text:p>2.5329837765060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2.18690588226424">
                <text:p>2.1869058822642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1.76335575687742">
                <text:p>1.7633557568774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1.27733787469522">
                <text:p>1.2773378746952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0.746069661494564">
                <text:p>0.74606966149456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0.18837155858794">
                <text:p>0.1883715585879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-0.375999700692912">
                <text:p>-0.37599970069291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-0.927050983124841">
                <text:p>-0.92705098312484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-1.44526102230514">
                <text:p>-1.4452610223051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-1.91227196924607">
                <text:p>-1.9122719692460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-2.31153972832737">
                <text:p>-2.3115397283273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-2.62892004013159">
                <text:p>-2.6289200401315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-2.85316954888546">
                <text:p>-2.8531695488854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-2.97634410394343">
                <text:p>-2.9763441039434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-2.99408018528481">
                <text:p>-2.9940801852848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-2.90574948338589">
                <text:p>-2.9057494833858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-2.71448115739806">
                <text:p>-2.7144811573980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-2.42705098312484">
                <text:p>-2.4270509831248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-2.05364131778607">
                <text:p>-2.0536413177860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-1.60748038493699">
                <text:p>-1.6074803849369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-1.10437365805403">
                <text:p>-1.1043736580540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-0.562143943757177">
                <text:p>-0.56214394375717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-1.28587913910472E-015">
                <text:p>-1.28587913910472E-01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0.562143943757175">
                <text:p>0.56214394375717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1.10437365805403">
                <text:p>1.1043736580540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1.60748038493699">
                <text:p>1.6074803849369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2.05364131778607">
                <text:p>2.0536413177860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2.42705098312484">
                <text:p>2.4270509831248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2.71448115739806">
                <text:p>2.7144811573980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2.90574948338589">
                <text:p>2.9057494833858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2.99408018528481">
                <text:p>2.9940801852848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2.97634410394343">
                <text:p>2.9763441039434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2.85316954888546">
                <text:p>2.8531695488854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2.62892004013159">
                <text:p>2.6289200401315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2.31153972832737">
                <text:p>2.3115397283273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1.91227196924607">
                <text:p>1.9122719692460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1.44526102230514">
                <text:p>1.4452610223051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0.927050983124844">
                <text:p>0.92705098312484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0.375999700692912">
                <text:p>0.37599970069291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-0.188371558587943">
                <text:p>-0.18837155858794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-0.746069661494559">
                <text:p>-0.74606966149455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-1.27733787469521">
                <text:p>-1.2773378746952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-1.76335575687742">
                <text:p>-1.7633557568774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-2.18690588226423">
                <text:p>-2.1869058822642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-2.53298377650604">
                <text:p>-2.5329837765060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-2.78932945766475">
                <text:p>-2.7893294576647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-2.94686175218607">
                <text:p>-2.9468617521860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-2.94686175218607">
                <text:p>-2.9468617521860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-2.78932945766475">
                <text:p>-2.7893294576647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-2.53298377650605">
                <text:p>-2.5329837765060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-2.18690588226424">
                <text:p>-2.1869058822642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-1.76335575687742">
                <text:p>-1.7633557568774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-1.27733787469522">
                <text:p>-1.2773378746952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-0.746069661494567">
                <text:p>-0.74606966149456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-0.188371558587936">
                <text:p>-0.18837155858793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0.375999700692914">
                <text:p>0.37599970069291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0.92705098312484">
                <text:p>0.9270509831248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1.44526102230515">
                <text:p>1.4452610223051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1.91227196924606">
                <text:p>1.9122719692460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2.31153972832737">
                <text:p>2.3115397283273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2.62892004013159">
                <text:p>2.6289200401315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2.85316954888546">
                <text:p>2.8531695488854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2.97634410394343">
                <text:p>2.9763441039434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2.99408018528482">
                <text:p>2.9940801852848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2.90574948338589">
                <text:p>2.9057494833858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2.71448115739806">
                <text:p>2.7144811573980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2.42705098312485">
                <text:p>2.4270509831248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2.05364131778607">
                <text:p>2.0536413177860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1.60748038493699">
                <text:p>1.6074803849369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1.10437365805404">
                <text:p>1.1043736580540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0.562143943757178">
                <text:p>0.56214394375717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-2.94100925986341E-015">
                <text:p>-2.94100925986341E-01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02">
                <text:p>2.02</text:p>
              </table:table-cell>
              <table:table-cell office:value-type="float" office:value="-0.562143943757163">
                <text:p>-0.56214394375716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04">
                <text:p>2.04</text:p>
              </table:table-cell>
              <table:table-cell office:value-type="float" office:value="-1.10437365805403">
                <text:p>-1.1043736580540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06">
                <text:p>2.06</text:p>
              </table:table-cell>
              <table:table-cell office:value-type="float" office:value="-1.60748038493699">
                <text:p>-1.6074803849369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08">
                <text:p>2.08</text:p>
              </table:table-cell>
              <table:table-cell office:value-type="float" office:value="-2.05364131778606">
                <text:p>-2.0536413177860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1">
                <text:p>2.1</text:p>
              </table:table-cell>
              <table:table-cell office:value-type="float" office:value="-2.42705098312484">
                <text:p>-2.4270509831248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12">
                <text:p>2.12</text:p>
              </table:table-cell>
              <table:table-cell office:value-type="float" office:value="-2.71448115739806">
                <text:p>-2.7144811573980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14">
                <text:p>2.14</text:p>
              </table:table-cell>
              <table:table-cell office:value-type="float" office:value="-2.90574948338589">
                <text:p>-2.9057494833858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16">
                <text:p>2.16</text:p>
              </table:table-cell>
              <table:table-cell office:value-type="float" office:value="-2.99408018528481">
                <text:p>-2.9940801852848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18">
                <text:p>2.18</text:p>
              </table:table-cell>
              <table:table-cell office:value-type="float" office:value="-2.97634410394343">
                <text:p>-2.9763441039434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2">
                <text:p>2.2</text:p>
              </table:table-cell>
              <table:table-cell office:value-type="float" office:value="-2.85316954888546">
                <text:p>-2.8531695488854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22">
                <text:p>2.22</text:p>
              </table:table-cell>
              <table:table-cell office:value-type="float" office:value="-2.62892004013159">
                <text:p>-2.6289200401315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24">
                <text:p>2.24</text:p>
              </table:table-cell>
              <table:table-cell office:value-type="float" office:value="-2.31153972832736">
                <text:p>-2.3115397283273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26">
                <text:p>2.26</text:p>
              </table:table-cell>
              <table:table-cell office:value-type="float" office:value="-1.91227196924607">
                <text:p>-1.9122719692460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28">
                <text:p>2.28</text:p>
              </table:table-cell>
              <table:table-cell office:value-type="float" office:value="-1.44526102230515">
                <text:p>-1.4452610223051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3">
                <text:p>2.3</text:p>
              </table:table-cell>
              <table:table-cell office:value-type="float" office:value="-0.927050983124855">
                <text:p>-0.92705098312485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32">
                <text:p>2.32</text:p>
              </table:table-cell>
              <table:table-cell office:value-type="float" office:value="-0.375999700692919">
                <text:p>-0.37599970069291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34">
                <text:p>2.34</text:p>
              </table:table-cell>
              <table:table-cell office:value-type="float" office:value="0.188371558587942">
                <text:p>0.18837155858794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36">
                <text:p>2.36</text:p>
              </table:table-cell>
              <table:table-cell office:value-type="float" office:value="0.746069661494552">
                <text:p>0.74606966149455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38">
                <text:p>2.38</text:p>
              </table:table-cell>
              <table:table-cell office:value-type="float" office:value="1.27733787469521">
                <text:p>1.2773378746952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4">
                <text:p>2.4</text:p>
              </table:table-cell>
              <table:table-cell office:value-type="float" office:value="1.76335575687742">
                <text:p>1.7633557568774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42">
                <text:p>2.42</text:p>
              </table:table-cell>
              <table:table-cell office:value-type="float" office:value="2.18690588226423">
                <text:p>2.1869058822642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44">
                <text:p>2.44</text:p>
              </table:table-cell>
              <table:table-cell office:value-type="float" office:value="2.53298377650604">
                <text:p>2.5329837765060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46">
                <text:p>2.46</text:p>
              </table:table-cell>
              <table:table-cell office:value-type="float" office:value="2.78932945766476">
                <text:p>2.7893294576647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48">
                <text:p>2.48</text:p>
              </table:table-cell>
              <table:table-cell office:value-type="float" office:value="2.94686175218606">
                <text:p>2.9468617521860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5">
                <text:p>2.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52">
                <text:p>2.52</text:p>
              </table:table-cell>
              <table:table-cell office:value-type="float" office:value="2.94686175218607">
                <text:p>2.9468617521860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54">
                <text:p>2.54</text:p>
              </table:table-cell>
              <table:table-cell office:value-type="float" office:value="2.78932945766476">
                <text:p>2.7893294576647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56">
                <text:p>2.56</text:p>
              </table:table-cell>
              <table:table-cell office:value-type="float" office:value="2.53298377650605">
                <text:p>2.5329837765060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58">
                <text:p>2.58</text:p>
              </table:table-cell>
              <table:table-cell office:value-type="float" office:value="2.18690588226423">
                <text:p>2.1869058822642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6">
                <text:p>2.6</text:p>
              </table:table-cell>
              <table:table-cell office:value-type="float" office:value="1.76335575687743">
                <text:p>1.7633557568774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62">
                <text:p>2.62</text:p>
              </table:table-cell>
              <table:table-cell office:value-type="float" office:value="1.27733787469522">
                <text:p>1.2773378746952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64">
                <text:p>2.64</text:p>
              </table:table-cell>
              <table:table-cell office:value-type="float" office:value="0.746069661494558">
                <text:p>0.74606966149455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66">
                <text:p>2.66</text:p>
              </table:table-cell>
              <table:table-cell office:value-type="float" office:value="0.188371558587947">
                <text:p>0.18837155858794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68">
                <text:p>2.68</text:p>
              </table:table-cell>
              <table:table-cell office:value-type="float" office:value="-0.375999700692913">
                <text:p>-0.37599970069291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7">
                <text:p>2.7</text:p>
              </table:table-cell>
              <table:table-cell office:value-type="float" office:value="-0.927050983124849">
                <text:p>-0.92705098312484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72">
                <text:p>2.72</text:p>
              </table:table-cell>
              <table:table-cell office:value-type="float" office:value="-1.44526102230514">
                <text:p>-1.4452610223051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74">
                <text:p>2.74</text:p>
              </table:table-cell>
              <table:table-cell office:value-type="float" office:value="-1.91227196924607">
                <text:p>-1.9122719692460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76">
                <text:p>2.76</text:p>
              </table:table-cell>
              <table:table-cell office:value-type="float" office:value="-2.31153972832736">
                <text:p>-2.3115397283273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78">
                <text:p>2.78</text:p>
              </table:table-cell>
              <table:table-cell office:value-type="float" office:value="-2.62892004013159">
                <text:p>-2.6289200401315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8">
                <text:p>2.8</text:p>
              </table:table-cell>
              <table:table-cell office:value-type="float" office:value="-2.85316954888546">
                <text:p>-2.8531695488854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82">
                <text:p>2.82</text:p>
              </table:table-cell>
              <table:table-cell office:value-type="float" office:value="-2.97634410394343">
                <text:p>-2.9763441039434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84">
                <text:p>2.84</text:p>
              </table:table-cell>
              <table:table-cell office:value-type="float" office:value="-2.99408018528481">
                <text:p>-2.9940801852848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86">
                <text:p>2.86</text:p>
              </table:table-cell>
              <table:table-cell office:value-type="float" office:value="-2.90574948338589">
                <text:p>-2.9057494833858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88">
                <text:p>2.88</text:p>
              </table:table-cell>
              <table:table-cell office:value-type="float" office:value="-2.71448115739806">
                <text:p>-2.7144811573980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9">
                <text:p>2.9</text:p>
              </table:table-cell>
              <table:table-cell office:value-type="float" office:value="-2.42705098312484">
                <text:p>-2.4270509831248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92">
                <text:p>2.92</text:p>
              </table:table-cell>
              <table:table-cell office:value-type="float" office:value="-2.05364131778606">
                <text:p>-2.0536413177860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94">
                <text:p>2.94</text:p>
              </table:table-cell>
              <table:table-cell office:value-type="float" office:value="-1.607480384937">
                <text:p>-1.60748038493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96">
                <text:p>2.96</text:p>
              </table:table-cell>
              <table:table-cell office:value-type="float" office:value="-1.10437365805404">
                <text:p>-1.1043736580540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98">
                <text:p>2.98</text:p>
              </table:table-cell>
              <table:table-cell office:value-type="float" office:value="-0.562143943757169">
                <text:p>-0.56214394375716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">
                <text:p>3</text:p>
              </table:table-cell>
              <table:table-cell office:value-type="float" office:value="-8.81931389577071E-015">
                <text:p>-8.81931389577071E-01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.02">
                <text:p>3.02</text:p>
              </table:table-cell>
              <table:table-cell office:value-type="float" office:value="0.562143943757173">
                <text:p>0.56214394375717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.04">
                <text:p>3.04</text:p>
              </table:table-cell>
              <table:table-cell office:value-type="float" office:value="1.10437365805404">
                <text:p>1.1043736580540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.06">
                <text:p>3.06</text:p>
              </table:table-cell>
              <table:table-cell office:value-type="float" office:value="1.60748038493698">
                <text:p>1.6074803849369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.08">
                <text:p>3.08</text:p>
              </table:table-cell>
              <table:table-cell office:value-type="float" office:value="2.05364131778607">
                <text:p>2.0536413177860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.1">
                <text:p>3.1</text:p>
              </table:table-cell>
              <table:table-cell office:value-type="float" office:value="2.42705098312485">
                <text:p>2.4270509831248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.12">
                <text:p>3.12</text:p>
              </table:table-cell>
              <table:table-cell office:value-type="float" office:value="2.71448115739806">
                <text:p>2.7144811573980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.14">
                <text:p>3.14</text:p>
              </table:table-cell>
              <table:table-cell office:value-type="float" office:value="2.90574948338589">
                <text:p>2.9057494833858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.16">
                <text:p>3.16</text:p>
              </table:table-cell>
              <table:table-cell office:value-type="float" office:value="2.99408018528482">
                <text:p>2.9940801852848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.18">
                <text:p>3.18</text:p>
              </table:table-cell>
              <table:table-cell office:value-type="float" office:value="2.97634410394343">
                <text:p>2.9763441039434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.2">
                <text:p>3.2</text:p>
              </table:table-cell>
              <table:table-cell office:value-type="float" office:value="2.85316954888546">
                <text:p>2.8531695488854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.22">
                <text:p>3.22</text:p>
              </table:table-cell>
              <table:table-cell office:value-type="float" office:value="2.62892004013159">
                <text:p>2.6289200401315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.24">
                <text:p>3.24</text:p>
              </table:table-cell>
              <table:table-cell office:value-type="float" office:value="2.31153972832737">
                <text:p>2.3115397283273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.26">
                <text:p>3.26</text:p>
              </table:table-cell>
              <table:table-cell office:value-type="float" office:value="1.91227196924608">
                <text:p>1.9122719692460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.28">
                <text:p>3.28</text:p>
              </table:table-cell>
              <table:table-cell office:value-type="float" office:value="1.44526102230514">
                <text:p>1.4452610223051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.3">
                <text:p>3.3</text:p>
              </table:table-cell>
              <table:table-cell office:value-type="float" office:value="0.927050983124846">
                <text:p>0.92705098312484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.32">
                <text:p>3.32</text:p>
              </table:table-cell>
              <table:table-cell office:value-type="float" office:value="0.37599970069293">
                <text:p>0.3759997006929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.34">
                <text:p>3.34</text:p>
              </table:table-cell>
              <table:table-cell office:value-type="float" office:value="-0.18837155858793">
                <text:p>-0.1883715585879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.36">
                <text:p>3.36</text:p>
              </table:table-cell>
              <table:table-cell office:value-type="float" office:value="-0.746069661494562">
                <text:p>-0.74606966149456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.38">
                <text:p>3.38</text:p>
              </table:table-cell>
              <table:table-cell office:value-type="float" office:value="-1.2773378746952">
                <text:p>-1.277337874695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.4">
                <text:p>3.4</text:p>
              </table:table-cell>
              <table:table-cell office:value-type="float" office:value="-1.76335575687741">
                <text:p>-1.7633557568774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.42">
                <text:p>3.42</text:p>
              </table:table-cell>
              <table:table-cell office:value-type="float" office:value="-2.18690588226423">
                <text:p>-2.1869058822642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.44">
                <text:p>3.44</text:p>
              </table:table-cell>
              <table:table-cell office:value-type="float" office:value="-2.53298377650605">
                <text:p>-2.5329837765060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.46">
                <text:p>3.46</text:p>
              </table:table-cell>
              <table:table-cell office:value-type="float" office:value="-2.78932945766475">
                <text:p>-2.7893294576647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.48">
                <text:p>3.48</text:p>
              </table:table-cell>
              <table:table-cell office:value-type="float" office:value="-2.94686175218607">
                <text:p>-2.9468617521860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.5">
                <text:p>3.5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.52">
                <text:p>3.52</text:p>
              </table:table-cell>
              <table:table-cell office:value-type="float" office:value="-2.94686175218607">
                <text:p>-2.9468617521860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.54">
                <text:p>3.54</text:p>
              </table:table-cell>
              <table:table-cell office:value-type="float" office:value="-2.78932945766475">
                <text:p>-2.7893294576647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.56">
                <text:p>3.56</text:p>
              </table:table-cell>
              <table:table-cell office:value-type="float" office:value="-2.53298377650604">
                <text:p>-2.5329837765060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.58">
                <text:p>3.58</text:p>
              </table:table-cell>
              <table:table-cell office:value-type="float" office:value="-2.18690588226424">
                <text:p>-2.1869058822642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.6">
                <text:p>3.6</text:p>
              </table:table-cell>
              <table:table-cell office:value-type="float" office:value="-1.76335575687742">
                <text:p>-1.7633557568774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.62">
                <text:p>3.62</text:p>
              </table:table-cell>
              <table:table-cell office:value-type="float" office:value="-1.27733787469521">
                <text:p>-1.2773378746952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.64">
                <text:p>3.64</text:p>
              </table:table-cell>
              <table:table-cell office:value-type="float" office:value="-0.746069661494569">
                <text:p>-0.74606966149456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.66">
                <text:p>3.66</text:p>
              </table:table-cell>
              <table:table-cell office:value-type="float" office:value="-0.188371558587938">
                <text:p>-0.18837155858793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.68">
                <text:p>3.68</text:p>
              </table:table-cell>
              <table:table-cell office:value-type="float" office:value="0.375999700692922">
                <text:p>0.37599970069292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.7">
                <text:p>3.7</text:p>
              </table:table-cell>
              <table:table-cell office:value-type="float" office:value="0.927050983124838">
                <text:p>0.92705098312483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.72">
                <text:p>3.72</text:p>
              </table:table-cell>
              <table:table-cell office:value-type="float" office:value="1.44526102230515">
                <text:p>1.4452610223051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.74">
                <text:p>3.74</text:p>
              </table:table-cell>
              <table:table-cell office:value-type="float" office:value="1.91227196924608">
                <text:p>1.9122719692460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.76">
                <text:p>3.76</text:p>
              </table:table-cell>
              <table:table-cell office:value-type="float" office:value="2.31153972832737">
                <text:p>2.3115397283273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.78">
                <text:p>3.78</text:p>
              </table:table-cell>
              <table:table-cell office:value-type="float" office:value="2.62892004013159">
                <text:p>2.6289200401315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.8">
                <text:p>3.8</text:p>
              </table:table-cell>
              <table:table-cell office:value-type="float" office:value="2.85316954888546">
                <text:p>2.8531695488854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.82">
                <text:p>3.82</text:p>
              </table:table-cell>
              <table:table-cell office:value-type="float" office:value="2.97634410394344">
                <text:p>2.9763441039434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.84">
                <text:p>3.84</text:p>
              </table:table-cell>
              <table:table-cell office:value-type="float" office:value="2.99408018528481">
                <text:p>2.9940801852848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.86">
                <text:p>3.86</text:p>
              </table:table-cell>
              <table:table-cell office:value-type="float" office:value="2.9057494833859">
                <text:p>2.905749483385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.88">
                <text:p>3.88</text:p>
              </table:table-cell>
              <table:table-cell office:value-type="float" office:value="2.71448115739806">
                <text:p>2.7144811573980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.9">
                <text:p>3.9</text:p>
              </table:table-cell>
              <table:table-cell office:value-type="float" office:value="2.42705098312484">
                <text:p>2.4270509831248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.92">
                <text:p>3.92</text:p>
              </table:table-cell>
              <table:table-cell office:value-type="float" office:value="2.05364131778607">
                <text:p>2.0536413177860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.94">
                <text:p>3.94</text:p>
              </table:table-cell>
              <table:table-cell office:value-type="float" office:value="1.60748038493699">
                <text:p>1.6074803849369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.96">
                <text:p>3.96</text:p>
              </table:table-cell>
              <table:table-cell office:value-type="float" office:value="1.10437365805403">
                <text:p>1.1043736580540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.98">
                <text:p>3.98</text:p>
              </table:table-cell>
              <table:table-cell office:value-type="float" office:value="0.56214394375718">
                <text:p>0.5621439437571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">
                <text:p>4</text:p>
              </table:table-cell>
              <table:table-cell office:value-type="float" office:value="-7.36645021398177E-016">
                <text:p>-7.36645021398177E-0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